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paragraph-rsid="001cbd83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0517e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a9198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2bfc1d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2ebfab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18e723" officeooo:paragraph-rsid="0018e723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18e723" officeooo:paragraph-rsid="006aa6c7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18e723" officeooo:paragraph-rsid="0071c1be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rsid="0018e723" officeooo:paragraph-rsid="007cdece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26944b" officeooo:paragraph-rsid="0026944b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2a6a45" officeooo:paragraph-rsid="002a6a45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2a6a45" officeooo:paragraph-rsid="003cc5a4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2a6a45" officeooo:paragraph-rsid="0040c119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2a6a45" officeooo:paragraph-rsid="0041e578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2a6a45" officeooo:paragraph-rsid="00539a1b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3506e4" officeooo:paragraph-rsid="00539a1b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41e578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32a5bd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4f7c9d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paragraph-rsid="00500be3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paragraph-rsid="00539a1b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paragraph-rsid="005f6240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paragraph-rsid="0064158d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paragraph-rsid="006e06b0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paragraph-rsid="0071c1be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72f2c8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paragraph-rsid="00734ee2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paragraph-rsid="007671b2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rsid="003bc2f6" officeooo:paragraph-rsid="003bc2f6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rsid="003f4455" officeooo:paragraph-rsid="003f4455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paragraph-rsid="0072f2c8" style:font-name-asian="WenQuanYi Micro Hei" style:font-size-asian="12pt" style:font-size-complex="12pt"/>
    </style:style>
    <style:style style:name="P32" style:family="paragraph" style:parent-style-name="Standard">
      <style:text-properties style:font-name="WenQuanYi Micro Hei" fo:font-size="12pt" officeooo:paragraph-rsid="007e869d" style:font-name-asian="WenQuanYi Micro Hei" style:font-size-asian="12pt" style:font-size-complex="12pt"/>
    </style:style>
    <style:style style:name="P33" style:family="paragraph" style:parent-style-name="Standard">
      <style:text-properties style:font-name="WenQuanYi Micro Hei" fo:font-size="12pt" officeooo:paragraph-rsid="00800904" style:font-name-asian="WenQuanYi Micro Hei" style:font-size-asian="12pt" style:font-size-complex="12pt"/>
    </style:style>
    <style:style style:name="P34" style:family="paragraph" style:parent-style-name="Standard">
      <style:text-properties style:font-name="WenQuanYi Micro Hei" fo:font-size="12pt" officeooo:paragraph-rsid="00828bdf" style:font-name-asian="WenQuanYi Micro Hei" style:font-size-asian="12pt" style:font-size-complex="12pt"/>
    </style:style>
    <style:style style:name="P35" style:family="paragraph" style:parent-style-name="Standard">
      <style:text-properties style:font-name="WenQuanYi Micro Hei" fo:font-size="12pt" officeooo:paragraph-rsid="008543cf" style:font-name-asian="WenQuanYi Micro Hei" style:font-size-asian="12pt" style:font-size-complex="12pt"/>
    </style:style>
    <style:style style:name="P36" style:family="paragraph" style:parent-style-name="Standard">
      <style:text-properties style:font-name="WenQuanYi Micro Hei" fo:font-size="12pt" officeooo:rsid="002a6a45" officeooo:paragraph-rsid="004aee64" style:font-name-asian="WenQuanYi Micro Hei" style:font-size-asian="12pt" style:font-size-complex="12pt"/>
    </style:style>
    <style:style style:name="P37" style:family="paragraph" style:parent-style-name="Standard">
      <style:text-properties style:font-name="WenQuanYi Micro Hei" fo:font-size="12pt" officeooo:rsid="002a6a45" officeooo:paragraph-rsid="008c2b2d" style:font-name-asian="WenQuanYi Micro Hei" style:font-size-asian="12pt" style:font-size-complex="12pt"/>
    </style:style>
    <style:style style:name="P38" style:family="paragraph" style:parent-style-name="Standard">
      <style:text-properties style:font-name="WenQuanYi Micro Hei" fo:font-size="12pt" officeooo:rsid="002a6a45" officeooo:paragraph-rsid="00917688" style:font-name-asian="WenQuanYi Micro Hei" style:font-size-asian="12pt" style:font-size-complex="12pt"/>
    </style:style>
    <style:style style:name="P39" style:family="paragraph" style:parent-style-name="Standard">
      <style:text-properties style:font-name="WenQuanYi Micro Hei" fo:font-size="12pt" officeooo:rsid="002a6a45" officeooo:paragraph-rsid="0094db76" style:font-name-asian="WenQuanYi Micro Hei" style:font-size-asian="12pt" style:font-size-complex="12pt"/>
    </style:style>
    <style:style style:name="P40" style:family="paragraph" style:parent-style-name="Standard">
      <style:text-properties style:font-name="WenQuanYi Micro Hei" fo:font-size="12pt" officeooo:paragraph-rsid="0032eb3c" style:font-name-asian="WenQuanYi Micro Hei" style:font-size-asian="12pt" style:font-size-complex="12pt"/>
    </style:style>
    <style:style style:name="P41" style:family="paragraph" style:parent-style-name="Standard">
      <style:text-properties style:font-name="WenQuanYi Micro Hei" fo:font-size="12pt" officeooo:paragraph-rsid="009ab4cf" style:font-name-asian="WenQuanYi Micro Hei" style:font-size-asian="12pt" style:font-size-complex="12pt"/>
    </style:style>
    <style:style style:name="P42" style:family="paragraph" style:parent-style-name="Standard">
      <style:text-properties style:font-name="WenQuanYi Micro Hei" fo:font-size="12pt" officeooo:paragraph-rsid="009dc1a8" style:font-name-asian="WenQuanYi Micro Hei" style:font-size-asian="12pt" style:font-size-complex="12pt"/>
    </style:style>
    <style:style style:name="P43" style:family="paragraph" style:parent-style-name="Standard">
      <style:text-properties style:font-name="WenQuanYi Micro Hei" fo:font-size="12pt" officeooo:paragraph-rsid="009f05cb" style:font-name-asian="WenQuanYi Micro Hei" style:font-size-asian="12pt" style:font-size-complex="12pt"/>
    </style:style>
    <style:style style:name="P44" style:family="paragraph" style:parent-style-name="Standard">
      <style:text-properties style:font-name="WenQuanYi Micro Hei" fo:font-size="12pt" officeooo:paragraph-rsid="00a50cc0" style:font-name-asian="WenQuanYi Micro Hei" style:font-size-asian="12pt" style:font-size-complex="12pt"/>
    </style:style>
    <style:style style:name="T1" style:family="text">
      <style:text-properties officeooo:rsid="0018e723"/>
    </style:style>
    <style:style style:name="T2" style:family="text">
      <style:text-properties officeooo:rsid="001a4519"/>
    </style:style>
    <style:style style:name="T3" style:family="text">
      <style:text-properties officeooo:rsid="001e6982"/>
    </style:style>
    <style:style style:name="T4" style:family="text">
      <style:text-properties officeooo:rsid="0026944b"/>
    </style:style>
    <style:style style:name="T5" style:family="text">
      <style:text-properties officeooo:rsid="002a6a45"/>
    </style:style>
    <style:style style:name="T6" style:family="text">
      <style:text-properties officeooo:rsid="002ae00e"/>
    </style:style>
    <style:style style:name="T7" style:family="text">
      <style:text-properties officeooo:rsid="002d0b1d"/>
    </style:style>
    <style:style style:name="T8" style:family="text">
      <style:text-properties officeooo:rsid="002ebfab"/>
    </style:style>
    <style:style style:name="T9" style:family="text">
      <style:text-properties officeooo:rsid="003140bd"/>
    </style:style>
    <style:style style:name="T10" style:family="text">
      <style:text-properties officeooo:rsid="0032eb3c"/>
    </style:style>
    <style:style style:name="T11" style:family="text">
      <style:text-properties officeooo:rsid="003506e4"/>
    </style:style>
    <style:style style:name="T12" style:family="text">
      <style:text-properties officeooo:rsid="003677fd"/>
    </style:style>
    <style:style style:name="T13" style:family="text">
      <style:text-properties officeooo:rsid="0036b28b"/>
    </style:style>
    <style:style style:name="T14" style:family="text">
      <style:text-properties officeooo:rsid="003766a5"/>
    </style:style>
    <style:style style:name="T15" style:family="text">
      <style:text-properties officeooo:rsid="0038e3c1"/>
    </style:style>
    <style:style style:name="T16" style:family="text">
      <style:text-properties officeooo:rsid="0039fa5e"/>
    </style:style>
    <style:style style:name="T17" style:family="text">
      <style:text-properties officeooo:rsid="003adfda"/>
    </style:style>
    <style:style style:name="T18" style:family="text">
      <style:text-properties officeooo:rsid="003bc2f6"/>
    </style:style>
    <style:style style:name="T19" style:family="text">
      <style:text-properties officeooo:rsid="003f4455"/>
    </style:style>
    <style:style style:name="T20" style:family="text">
      <style:text-properties officeooo:rsid="0041e578"/>
    </style:style>
    <style:style style:name="T21" style:family="text">
      <style:text-properties officeooo:rsid="0044ed9e"/>
    </style:style>
    <style:style style:name="T22" style:family="text">
      <style:text-properties officeooo:rsid="004d4410"/>
    </style:style>
    <style:style style:name="T23" style:family="text">
      <style:text-properties officeooo:rsid="005c6e12"/>
    </style:style>
    <style:style style:name="T24" style:family="text">
      <style:text-properties officeooo:rsid="005def40"/>
    </style:style>
    <style:style style:name="T25" style:family="text">
      <style:text-properties officeooo:rsid="00607b4f"/>
    </style:style>
    <style:style style:name="T26" style:family="text">
      <style:text-properties officeooo:rsid="006083a6"/>
    </style:style>
    <style:style style:name="T27" style:family="text">
      <style:text-properties officeooo:rsid="00611683"/>
    </style:style>
    <style:style style:name="T28" style:family="text">
      <style:text-properties officeooo:rsid="0062beae"/>
    </style:style>
    <style:style style:name="T29" style:family="text">
      <style:text-properties officeooo:rsid="00654df1"/>
    </style:style>
    <style:style style:name="T30" style:family="text">
      <style:text-properties officeooo:rsid="00734ee2"/>
    </style:style>
    <style:style style:name="T31" style:family="text">
      <style:text-properties officeooo:rsid="007523f9"/>
    </style:style>
    <style:style style:name="T32" style:family="text">
      <style:text-properties officeooo:rsid="00773fac"/>
    </style:style>
    <style:style style:name="T33" style:family="text">
      <style:text-properties officeooo:rsid="00787bcd"/>
    </style:style>
    <style:style style:name="T34" style:family="text">
      <style:text-properties officeooo:rsid="007c288c"/>
    </style:style>
    <style:style style:name="T35" style:family="text">
      <style:text-properties officeooo:rsid="007c524b"/>
    </style:style>
    <style:style style:name="T36" style:family="text">
      <style:text-properties officeooo:rsid="00800904"/>
    </style:style>
    <style:style style:name="T37" style:family="text">
      <style:text-properties officeooo:rsid="008109d0"/>
    </style:style>
    <style:style style:name="T38" style:family="text">
      <style:text-properties officeooo:rsid="00843bfa"/>
    </style:style>
    <style:style style:name="T39" style:family="text">
      <style:text-properties officeooo:rsid="0086a236"/>
    </style:style>
    <style:style style:name="T40" style:family="text">
      <style:text-properties officeooo:rsid="0086f86e"/>
    </style:style>
    <style:style style:name="T41" style:family="text">
      <style:text-properties officeooo:rsid="0087fd1b"/>
    </style:style>
    <style:style style:name="T42" style:family="text">
      <style:text-properties officeooo:rsid="00885f88"/>
    </style:style>
    <style:style style:name="T43" style:family="text">
      <style:text-properties officeooo:rsid="0088bf3c"/>
    </style:style>
    <style:style style:name="T44" style:family="text">
      <style:text-properties officeooo:rsid="008cd40a"/>
    </style:style>
    <style:style style:name="T45" style:family="text">
      <style:text-properties officeooo:rsid="00920a6e"/>
    </style:style>
    <style:style style:name="T46" style:family="text">
      <style:text-properties officeooo:rsid="00936c9d"/>
    </style:style>
    <style:style style:name="T47" style:family="text">
      <style:text-properties officeooo:rsid="0094db76"/>
    </style:style>
    <style:style style:name="T48" style:family="text">
      <style:text-properties officeooo:rsid="0096958b"/>
    </style:style>
    <style:style style:name="T49" style:family="text">
      <style:text-properties officeooo:rsid="00972959"/>
    </style:style>
    <style:style style:name="T50" style:family="text">
      <style:text-properties officeooo:rsid="009b0736"/>
    </style:style>
    <style:style style:name="T51" style:family="text">
      <style:text-properties officeooo:rsid="009cd556"/>
    </style:style>
    <style:style style:name="T52" style:family="text">
      <style:text-properties officeooo:rsid="009ece1c"/>
    </style:style>
    <style:style style:name="T53" style:family="text">
      <style:text-properties officeooo:rsid="009facde"/>
    </style:style>
    <style:style style:name="T54" style:family="text">
      <style:text-properties officeooo:rsid="00a6fc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在Qt的.pro文件中有许多变量和函数，下面列举一些常用的。</text:p>
      <text:p text:style-name="P9"><text:span text:style-name="T18">两个连续的美元符号</text:span><text:span text:style-name="T33">$$，可用来访问下面列出的变量</text:span><text:span text:style-name="T34">，如</text:span><text:span text:style-name="T33">$$</text:span>SOURCES<text:span text:style-name="T35">。代码注释以</text:span><text:span text:style-name="T42">#开头。</text:span></text:p>
      <text:p text:style-name="P6">SOURCES += xxx.cpp</text:p>
      <text:p text:style-name="P26"><text:span text:style-name="T1">SOURCES</text:span><text:span text:style-name="T9">声明</text:span><text:span text:style-name="T2">.cpp文件</text:span><text:span text:style-name="T15">。</text:span></text:p>
      <text:p text:style-name="P1"><text:span text:style-name="T3">HEADERS</text:span><text:span text:style-name="T1"> += xxx.h</text:span></text:p>
      <text:p text:style-name="P26"><text:span text:style-name="T3">HEADERS</text:span><text:span text:style-name="T9">声明</text:span><text:span text:style-name="T2">.h文件</text:span><text:span text:style-name="T15">。</text:span></text:p>
      <text:p text:style-name="P32"><text:span text:style-name="T36">INCLUDEPATH</text:span><text:span text:style-name="T1"> += </text:span><text:span text:style-name="T36">include_path</text:span></text:p>
      <text:p text:style-name="P33"><text:span text:style-name="T36">INCLUDEPATH</text:span><text:span text:style-name="T9">声明</text:span><text:span text:style-name="T37">#include用到的路径</text:span><text:span text:style-name="T54">，在编译工程时搜索这个路径</text:span><text:span text:style-name="T37">。</text:span></text:p>
      <text:p text:style-name="P43"><text:span text:style-name="T53">DEPEND</text:span><text:span text:style-name="T36">PATH</text:span><text:span text:style-name="T1"> += depend</text:span><text:span text:style-name="T36">_path</text:span></text:p>
      <text:p text:style-name="P44"><text:span text:style-name="T53">DEPEND</text:span><text:span text:style-name="T36">PATH</text:span><text:span text:style-name="T9">声明</text:span><text:span text:style-name="T37">include文件的</text:span><text:span text:style-name="T9">依赖目录</text:span><text:span text:style-name="T37">。</text:span></text:p>
      <text:p text:style-name="P34"><text:span text:style-name="T38">LIBS</text:span><text:span text:style-name="T1"> += </text:span><text:span text:style-name="T39">some_libs</text:span></text:p>
      <text:p text:style-name="P35"><text:span text:style-name="T38">LIBS</text:span><text:span text:style-name="T9">声明链接到</text:span><text:span text:style-name="T40">工程中的库</text:span><text:span text:style-name="T41">。</text:span></text:p>
      <text:p text:style-name="P7">RESOURCES += xxx.qrc</text:p>
      <text:p text:style-name="P24"><text:span text:style-name="T1">RESOURCES</text:span><text:span text:style-name="T9">声明</text:span><text:span text:style-name="T2">.qrc文件</text:span><text:span text:style-name="T24">。</text:span></text:p>
      <text:p text:style-name="P8">FORMS += xxx.ui</text:p>
      <text:p text:style-name="P25"><text:span text:style-name="T1">FORMS</text:span><text:span text:style-name="T9">声明</text:span><text:span text:style-name="T2">.ui文件</text:span><text:span text:style-name="T23">，在编译前由uic处理</text:span><text:span text:style-name="T24">。</text:span></text:p>
      <text:p text:style-name="P2"><text:span text:style-name="T3">TARGET</text:span><text:span text:style-name="T1"> = target_</text:span><text:span text:style-name="T26">name</text:span></text:p>
      <text:p text:style-name="P18"><text:span text:style-name="T3">TARGET指定</text:span><text:span text:style-name="T2">可执行文件名</text:span><text:span text:style-name="T15">。</text:span></text:p>
      <text:p text:style-name="P19"><text:span text:style-name="T3">DESTDIR</text:span><text:span text:style-name="T1"> = </text:span><text:span text:style-name="T27">target_path</text:span></text:p>
      <text:p text:style-name="P20"><text:span text:style-name="T3">DESTDIR指定</text:span><text:span text:style-name="T2">可执行文件的路径</text:span><text:span text:style-name="T15">。</text:span></text:p>
      <text:p text:style-name="P27"><text:span text:style-name="T30">TEMPLATE</text:span><text:span text:style-name="T1"> </text:span><text:span text:style-name="T1">= </text:span><text:span text:style-name="T28">template_</text:span><text:span text:style-name="T31">name</text:span></text:p>
      <text:p text:style-name="P28"><text:span text:style-name="T30">TEMPLATE</text:span><text:span text:style-name="T29">声明</text:span><text:span text:style-name="T2">工程</text:span><text:span text:style-name="T32">类型，如app、lib、subdirs等。</text:span></text:p>
      <text:p text:style-name="P22"><text:span text:style-name="T3">QT</text:span><text:span text:style-name="T1"> </text:span><text:span text:style-name="T25">+</text:span><text:span text:style-name="T1">= </text:span><text:span text:style-name="T28">used_module</text:span></text:p>
      <text:p text:style-name="P23"><text:span text:style-name="T3">QT</text:span><text:span text:style-name="T29">声明</text:span><text:span text:style-name="T2">工程中用到的Qt模块</text:span><text:span text:style-name="T49">，默认添加core和gui模块。</text:span></text:p>
      <text:p text:style-name="P10">CONFIG += debug</text:p>
      <text:p text:style-name="P40"><text:span text:style-name="T4">CONFIG表示工程配置和一些编译选项</text:span><text:span text:style-name="T10">，其中</text:span><text:span text:style-name="T4">debug表示应用程序以debug模式來编译</text:span><text:span text:style-name="T15">。</text:span></text:p>
      <text:p text:style-name="P41"><text:span text:style-name="T50">DEFINES</text:span><text:span text:style-name="T1"> </text:span><text:span text:style-name="T25">+</text:span><text:span text:style-name="T1">= </text:span><text:span text:style-name="T51">CUSTOM_VARIABLE</text:span></text:p>
      <text:p text:style-name="P42"><text:span text:style-name="T50">DEFINES</text:span><text:span text:style-name="T52">用来自定义预处理宏变量</text:span><text:span text:style-name="T49">。</text:span></text:p>
      <text:p text:style-name="P11">win32 {</text:p>
      <text:p text:style-name="P3"><text:span text:style-name="T1"><text:s text:c="4"/>SOURCES += xxx_</text:span><text:span text:style-name="T6">win</text:span><text:span text:style-name="T1">.cpp</text:span></text:p>
      <text:p text:style-name="P11">}</text:p>
      <text:p text:style-name="P11">unix {</text:p>
      <text:p text:style-name="P4"><text:span text:style-name="T1"><text:s text:c="4"/>SOURCES += xxx_</text:span><text:span text:style-name="T7">unix</text:span><text:span text:style-name="T1">.cpp</text:span></text:p>
      <text:p text:style-name="P11">}</text:p>
      <text:p text:style-name="P5"><text:span text:style-name="T5">win32</text:span><text:span text:style-name="T8">和</text:span><text:span text:style-name="T5">unix表示与平台相关</text:span><text:span text:style-name="T15">。</text:span></text:p>
      <text:p text:style-name="P12">win32 {</text:p>
      <text:p text:style-name="P12"><text:s text:c="4"/>debug <text:span text:style-name="T19">{</text:span></text:p>
      <text:p text:style-name="P13"><text:span text:style-name="T19"><text:s text:c="8"/></text:span><text:span text:style-name="T4">CONFIG += console</text:span></text:p>
      <text:p text:style-name="P30"><text:s text:c="4"/>}</text:p>
      <text:p text:style-name="P12"><text:soft-page-break/>}</text:p>
      <text:p text:style-name="P14">win32:<text:span text:style-name="T20">debug</text:span> {</text:p>
      <text:p text:style-name="P17"><text:span text:style-name="T19"><text:s text:c="4"/></text:span><text:span text:style-name="T4">CONFIG += console</text:span></text:p>
      <text:p text:style-name="P14">}</text:p>
      <text:p text:style-name="P36"><text:span text:style-name="T21">上面win32下debug的两种表示方式结果一样，都是在 </text:span><text:span text:style-name="T4">CONFIG添加了debug时才执行花括号中的内容，给CONFIG再添加console，可用于qDebug</text:span><text:span text:style-name="T22">()等的log输出。</text:span></text:p>
      <text:p text:style-name="P36"><text:span text:style-name="T22">include</text:span><text:span text:style-name="T43">(filename)</text:span></text:p>
      <text:p text:style-name="P37"><text:span text:style-name="T22">include</text:span><text:span text:style-name="T14">()函数用来在当前文件include参数filename指定文件的内容</text:span><text:span text:style-name="T44">。</text:span></text:p>
      <text:p text:style-name="P21"><text:span text:style-name="T11">!exists(</text:span><text:span text:style-name="T12">main.cpp</text:span><text:span text:style-name="T11">) {</text:span></text:p>
      <text:p text:style-name="P21"><text:span text:style-name="T11"><text:s text:c="4"/></text:span><text:span text:style-name="T13">error(“No main.cpp file found”)</text:span></text:p>
      <text:p text:style-name="P16">}</text:p>
      <text:p text:style-name="P15"><text:span text:style-name="T11">exists</text:span><text:span text:style-name="T14">()函数用来判断某个文件是否存在，支持</text:span><text:span text:style-name="T16">!取反操作，</text:span><text:span text:style-name="T13">error</text:span><text:span text:style-name="T14">()函数输出一些信息并停止qmake过程</text:span><text:span text:style-name="T17">。</text:span></text:p>
      <text:p text:style-name="P38"><text:span text:style-name="T45">CONFIG</text:span><text:span text:style-name="T43">(</text:span><text:span text:style-name="T46">config_name</text:span><text:span text:style-name="T43">)</text:span></text:p>
      <text:p text:style-name="P39"><text:span text:style-name="T45">CONFIG</text:span><text:span text:style-name="T14">()函数用来</text:span><text:span text:style-name="T47">检测</text:span><text:span text:style-name="T45">CONFIG变量是否添加了</text:span><text:span text:style-name="T46">config_name</text:span><text:span text:style-name="T48">，效果同if判断</text:span><text:span text:style-name="T44">。</text:span></text:p>
      <text:p text:style-name="P39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09T19:50:33</meta:creation-date>
    <meta:generator>LibreOffice/4.0.2.2$Linux_X86_64 LibreOffice_project/400m0$Build-2</meta:generator>
    <dc:date>2015-04-10T10:59:02</dc:date>
    <dc:creator>hanjunjie </dc:creator>
    <meta:editing-duration>PT3H10M29S</meta:editing-duration>
    <meta:editing-cycles>159</meta:editing-cycles>
    <meta:document-statistic meta:table-count="0" meta:image-count="0" meta:object-count="0" meta:page-count="2" meta:paragraph-count="52" meta:word-count="478" meta:character-count="1150" meta:non-whitespace-character-count="1074"/>
  </office:meta>
</office:document-meta>
</file>